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37cm"/>
    </style:style>
    <style:style style:name="gr7" style:family="graphic" style:parent-style-name="standard">
      <style:graphic-properties draw:stroke="none" svg:stroke-color="#000000" draw:fill="none" draw:fill-color="#ffffff" fo:min-height="0.9cm"/>
    </style:style>
    <style:style style:name="gr8" style:family="graphic" style:parent-style-name="standard">
      <style:graphic-properties draw:stroke="none" svg:stroke-color="#000000" draw:fill="none" draw:fill-color="#ffffff" fo:min-height="1.159cm"/>
    </style:style>
    <style:style style:name="gr9" style:family="graphic" style:parent-style-name="objectwithoutfill">
      <style:graphic-properties svg:stroke-width="0.2cm" draw:marker-start-width="0.8cm" draw:marker-end="Arrow" draw:marker-end-width="0.4cm" draw:fill="none" draw:textarea-vertical-align="middle" fo:padding-top="0.225cm" fo:padding-bottom="0.225cm" fo:padding-left="0.35cm" fo:padding-right="0.35cm"/>
    </style:style>
    <style:style style:name="gr10" style:family="graphic" style:parent-style-name="objectwithoutfill">
      <style:graphic-properties svg:stroke-width="0.3cm" svg:stroke-color="#009999" draw:marker-start-width="1.1cm" draw:marker-end="Arrow" draw:marker-end-width="0.5cm" draw:fill="none" draw:textarea-vertical-align="middle" fo:padding-top="0.275cm" fo:padding-bottom="0.275cm" fo:padding-left="0.4cm" fo:padding-right="0.4cm"/>
    </style:style>
    <style:style style:name="gr11" style:family="graphic" style:parent-style-name="objectwithoutfill">
      <style:graphic-properties svg:stroke-width="0.3cm" svg:stroke-color="#009999" draw:marker-start="Arrow" draw:marker-start-width="0.5cm" draw:marker-end="Arrow" draw:marker-end-width="0.5cm" draw:fill="none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draw:stroke="none" svg:stroke-color="#000000" draw:fill="none" draw:fill-color="#ffffff" fo:min-height="0.65cm"/>
    </style:style>
    <style:style style:name="gr13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fo:min-height="1.4cm"/>
    </style:style>
    <style:style style:name="gr1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7" style:family="graphic" style:parent-style-name="objectwithoutfill">
      <style:graphic-properties draw:stroke="dash" draw:stroke-dash="Ultrafine_20_Dashed" svg:stroke-width="0.2cm" draw:marker-start-width="0.8cm" draw:marker-end="Arrow" draw:marker-end-width="0.4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18.4cm" svg:height="10.4cm" svg:x="1.2cm" svg:y="1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5cm" svg:height="4.4cm" svg:x="6.2cm" svg:y="13cm">
          <text:p text:style-name="P1"><text:span text:style-name="T1">ADC Interf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3.5cm" svg:height="1.3cm" svg:x="1.5cm" svg:y="12.3cm">
          <draw:text-box>
            <text:p><text:span text:style-name="T2">Programmable</text:span></text:p>
            <text:p><text:span text:style-name="T2">Logic (PL)</text:span></text:p>
          </draw:text-box>
        </draw:frame>
        <draw:custom-shape draw:style-name="gr2" draw:text-style-name="P2" xml:id="id5" draw:id="id5" draw:layer="layout" svg:width="3.3cm" svg:height="2.2cm" svg:x="9.4cm" svg:y="8cm">
          <text:p text:style-name="P1"><text:span text:style-name="T1">AD796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4" draw:layer="layout" svg:width="1.2cm" svg:height="1.1cm" svg:x="7.3cm" svg:y="8.6cm">
          <draw:text-box>
            <text:p><text:span text:style-name="T3">4x</text:span></text:p>
          </draw:text-box>
        </draw:frame>
        <draw:custom-shape draw:style-name="gr2" draw:text-style-name="P2" draw:layer="layout" svg:width="3.3cm" svg:height="2.2cm" svg:x="9.1cm" svg:y="8.3cm">
          <text:p text:style-name="P1"><text:span text:style-name="T1">AD796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3cm" svg:height="2.2cm" svg:x="8.8cm" svg:y="8.6cm">
          <text:p text:style-name="P1"><text:span text:style-name="T1">AD796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3cm" svg:height="2.2cm" svg:x="8.5cm" svg:y="9cm">
          <text:p text:style-name="P1"><text:span text:style-name="T1">AD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xml:id="id2" draw:id="id2" draw:layer="layout" svg:width="4.3cm" svg:height="1.8cm" svg:x="8.9cm" svg:y="4.9cm">
          <text:p text:style-name="P1"><text:span text:style-name="T3">AF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1cm" svg:height="3.3cm" svg:x="14.3cm" svg:y="16.5cm">
          <text:p text:style-name="P1"><text:span text:style-name="T1">Pattern</text:span></text:p>
          <text:p text:style-name="P1"><text:span text:style-name="T1">Generato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4cm" svg:y1="13cm" svg:x2="10.4cm" svg:y2="11.2cm">
          <text:p/>
        </draw:line>
        <draw:frame draw:style-name="gr6" draw:text-style-name="P6" draw:layer="layout" svg:width="4.1cm" svg:height="0.987cm" svg:x="10.3cm" svg:y="11.513cm">
          <draw:text-box>
            <text:p><text:span text:style-name="T4">Gated serial clks</text:span></text:p>
          </draw:text-box>
        </draw:frame>
        <draw:frame draw:style-name="gr7" draw:text-style-name="P6" draw:layer="layout" svg:width="2.9cm" svg:height="1.309cm" svg:x="15.8cm" svg:y="14.991cm">
          <draw:text-box>
            <text:p><text:span text:style-name="T4">AFE control</text:span></text:p>
            <text:p><text:span text:style-name="T4">signals</text:span></text:p>
          </draw:text-box>
        </draw:frame>
        <draw:frame draw:style-name="gr8" draw:text-style-name="P6" draw:layer="layout" svg:width="2.5cm" svg:height="1.409cm" svg:x="12.2cm" svg:y="13.991cm">
          <draw:text-box>
            <text:p><text:span text:style-name="T4">Sync</text:span></text:p>
            <text:p><text:span text:style-name="T4">signals</text:span></text:p>
          </draw:text-box>
        </draw:frame>
        <draw:line draw:style-name="gr9" draw:text-style-name="P1" draw:layer="layout" svg:x1="9.6cm" svg:y1="11.2cm" svg:x2="9.6cm" svg:y2="13cm">
          <text:p/>
        </draw:line>
        <draw:frame draw:style-name="gr4" draw:text-style-name="P6" draw:layer="layout" svg:width="2.5cm" svg:height="1.309cm" svg:x="7.8cm" svg:y="11.5cm">
          <draw:text-box>
            <text:p><text:span text:style-name="T4">Serial data</text:span></text:p>
          </draw:text-box>
        </draw:frame>
        <draw:custom-shape draw:style-name="gr2" draw:text-style-name="P2" xml:id="id1" draw:id="id1" draw:layer="layout" svg:width="3.5cm" svg:height="1.2cm" svg:x="14.7cm" svg:y="12.3cm">
          <text:p text:style-name="P1"><text:span text:style-name="T1">IOB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3.9cm" svg:height="3.4cm" svg:x="2cm" svg:y="4.1cm">
          <text:p text:style-name="P1">CCD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6.45cm" svg:y1="12.3cm" svg:x2="13.2cm" svg:y2="5.8cm" draw:start-shape="id1" draw:start-glue-point="0" draw:end-shape="id2" draw:end-glue-point="1" svg:d="M16450 12300v-6500h-3250" svg:viewBox="0 0 3251 6501">
          <text:p/>
        </draw:connector>
        <draw:connector draw:style-name="gr5" draw:text-style-name="P1" draw:layer="layout" svg:x1="15.85cm" svg:y1="16.5cm" svg:x2="16.45cm" svg:y2="13.5cm" draw:start-shape="id3" draw:start-glue-point="0" draw:end-shape="id1" draw:end-glue-point="2" svg:d="M15850 16500v-1500h600v-1500" svg:viewBox="0 0 601 3001">
          <text:p/>
        </draw:connector>
        <draw:connector draw:style-name="gr5" draw:text-style-name="P1" draw:layer="layout" svg:x1="14.3cm" svg:y1="18.15cm" svg:x2="11.7cm" svg:y2="15.2cm" draw:start-shape="id3" draw:start-glue-point="3" draw:end-shape="id4" svg:d="M14300 18150h-1299v-2950h-1301" svg:viewBox="0 0 2601 2951">
          <text:p/>
        </draw:connector>
        <draw:connector draw:style-name="gr10" draw:text-style-name="P1" draw:layer="layout" svg:x1="11.05cm" svg:y1="6.7cm" svg:x2="11.05cm" svg:y2="8cm" draw:start-shape="id2" draw:start-glue-point="2" draw:end-shape="id5" draw:end-glue-point="4" svg:d="M11050 6700v1300" svg:viewBox="0 0 1 1301">
          <text:p/>
        </draw:connector>
        <draw:connector draw:style-name="gr11" draw:text-style-name="P1" draw:layer="layout" svg:x1="5.9cm" svg:y1="5.8cm" svg:x2="8.9cm" svg:y2="5.8cm" draw:start-shape="id6" draw:start-glue-point="1" draw:end-shape="id2" draw:end-glue-point="3" svg:d="M5900 5800h3000" svg:viewBox="0 0 3001 1">
          <text:p/>
        </draw:connector>
        <draw:frame draw:style-name="gr4" draw:text-style-name="P6" draw:layer="layout" svg:width="3.6cm" svg:height="1.838cm" svg:x="9.4cm" svg:y="17.5cm">
          <draw:text-box>
            <text:p><text:span text:style-name="T4">4 channel</text:span></text:p>
            <text:p><text:span text:style-name="T4">parallel video signal</text:span></text:p>
          </draw:text-box>
        </draw:frame>
        <draw:frame draw:style-name="gr12" draw:text-style-name="P6" draw:layer="layout" svg:width="2.9cm" svg:height="2.367cm" svg:x="16.6cm" svg:y="5.1cm">
          <draw:text-box>
            <text:p><text:span text:style-name="T4">CCD control signals,</text:span></text:p>
            <text:p><text:span text:style-name="T4">ADC control signals</text:span></text:p>
          </draw:text-box>
        </draw:frame>
        <draw:custom-shape draw:style-name="gr2" draw:text-style-name="P2" xml:id="id7" draw:id="id7" draw:layer="layout" svg:width="2cm" svg:height="1.2cm" svg:x="17.4cm" svg:y="20.4cm">
          <text:p text:style-name="P1"><text:span text:style-name="T1">Trigger</text:span></text:p>
          <text:p text:style-name="P1"><text:span text:style-name="T1">IP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8.4cm" svg:y1="20.4cm" svg:x2="17.4cm" svg:y2="18.15cm" draw:start-shape="id7" draw:start-glue-point="0" draw:end-shape="id3" draw:end-glue-point="1" svg:d="M18400 20400v-2250h-1000" svg:viewBox="0 0 1001 2251">
          <text:p/>
        </draw:connector>
        <draw:custom-shape draw:style-name="gr13" draw:text-style-name="P1" draw:layer="layout" svg:width="18.4cm" svg:height="5.7cm" svg:x="1.2cm" svg:y="2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" draw:id="id11" draw:layer="layout" svg:width="3cm" svg:height="1.991cm" svg:x="5.2cm" svg:y="23.009cm">
          <text:p text:style-name="P1"><text:span text:style-name="T1">PS DDR </text:span></text:p>
          <text:p text:style-name="P1"><text:span text:style-name="T1">Memory</text:span></text:p>
          <text:p text:style-name="P1"><text:span text:style-name="T1">Control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4" draw:text-style-name="P3" draw:layer="layout" svg:width="2.8cm" svg:height="1.65cm" svg:x="17.3cm" svg:y="27.55cm">
          <draw:text-box>
            <text:p><text:span text:style-name="T2">Processing</text:span></text:p>
            <text:p><text:span text:style-name="T2">System (PS)</text:span></text:p>
          </draw:text-box>
        </draw:frame>
        <draw:custom-shape draw:style-name="gr2" draw:text-style-name="P2" xml:id="id13" draw:id="id13" draw:layer="layout" svg:width="2.8cm" svg:height="2.3cm" svg:x="12.4cm" svg:y="24.1cm">
          <text:p text:style-name="P1"><text:span text:style-name="T1">AXI GP</text:span></text:p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2.8cm" svg:height="2.3cm" svg:x="7.556cm" svg:y="19.422cm">
          <text:p text:style-name="P1"><text:span text:style-name="T1">DMA</text:span></text:p>
          <text:p text:style-name="P1"><text:span text:style-name="T1">Engin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2.2cm" svg:height="2.3cm" svg:x="16.7cm" svg:y="25.1cm">
          <text:p text:style-name="P1"><text:span text:style-name="T1">GIC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8.4cm" svg:y1="21.6cm" svg:x2="18.9cm" svg:y2="26.25cm" draw:start-shape="id7" draw:start-glue-point="2" draw:end-shape="id8" draw:end-glue-point="1" svg:d="M18400 21600v1750h1001v2900h-501" svg:viewBox="0 0 1002 4651">
          <text:p/>
        </draw:connector>
        <draw:custom-shape draw:style-name="gr2" draw:text-style-name="P2" xml:id="id9" draw:id="id9" draw:layer="layout" svg:width="2.6cm" svg:height="2.291cm" svg:x="8.4cm" svg:y="25.409cm">
          <text:p text:style-name="P1"><text:span text:style-name="T1">ARM AP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line-skew="1.699cm" svg:x1="16.7cm" svg:y1="26.25cm" svg:x2="9.7cm" svg:y2="27.7cm" draw:start-shape="id8" draw:start-glue-point="3" draw:end-shape="id9" draw:end-glue-point="6" svg:d="M16700 26250h-1150v1951h-5850v-501" svg:viewBox="0 0 7001 1952">
          <text:p/>
        </draw:connector>
        <draw:connector draw:style-name="gr9" draw:text-style-name="P1" draw:layer="layout" svg:x1="8.95cm" svg:y1="17.4cm" svg:x2="8.956cm" svg:y2="19.422cm" draw:start-shape="id4" draw:start-glue-point="6" draw:end-shape="id10" draw:end-glue-point="0" svg:d="M8950 17400v1012h6v1010" svg:viewBox="0 0 7 2023">
          <text:p/>
        </draw:connector>
        <draw:connector draw:style-name="gr9" draw:text-style-name="P1" draw:layer="layout" svg:x1="7.556cm" svg:y1="20.572cm" svg:x2="6.7cm" svg:y2="23.009cm" draw:start-shape="id10" draw:start-glue-point="3" draw:end-shape="id11" svg:d="M7556 20572h-856v2437" svg:viewBox="0 0 857 2438">
          <text:p/>
        </draw:connector>
        <draw:custom-shape draw:style-name="gr2" draw:text-style-name="P2" xml:id="id12" draw:id="id12" draw:layer="layout" svg:width="3cm" svg:height="1.991cm" svg:x="2cm" svg:y="26.5cm">
          <text:p text:style-name="P1"><text:span text:style-name="T1">ETHERN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1" draw:layer="layout" svg:x1="5cm" svg:y1="27.496cm" svg:x2="8.4cm" svg:y2="26.555cm" draw:start-shape="id12" draw:start-glue-point="7" draw:end-shape="id9" draw:end-glue-point="5" svg:d="M5000 27496h1701v-941h1699" svg:viewBox="0 0 3401 942">
          <text:p/>
        </draw:connector>
        <draw:connector draw:style-name="gr15" draw:text-style-name="P1" draw:layer="layout" draw:line-skew="0cm 0.299cm" svg:x1="11cm" svg:y1="26.555cm" svg:x2="13.8cm" svg:y2="26.4cm" draw:start-shape="id9" draw:start-glue-point="7" draw:end-shape="id13" draw:end-glue-point="2" svg:d="M11000 26555h701v645h2099v-800" svg:viewBox="0 0 2801 801">
          <text:p/>
        </draw:connector>
        <draw:connector draw:style-name="gr15" draw:text-style-name="P1" draw:layer="layout" draw:line-skew="-3.899cm" svg:x1="6.2cm" svg:y1="15.2cm" svg:x2="12.4cm" svg:y2="25.25cm" draw:start-shape="id4" draw:start-glue-point="5" draw:end-shape="id13" svg:d="M6200 15200h-4400v10050h10600" svg:viewBox="0 0 10601 10051">
          <text:p/>
        </draw:connector>
        <draw:connector draw:style-name="gr15" draw:text-style-name="P1" draw:layer="layout" svg:x1="8.2cm" svg:y1="24.005cm" svg:x2="9.7cm" svg:y2="25.409cm" draw:start-shape="id11" draw:start-glue-point="7" draw:end-shape="id9" draw:end-glue-point="4" svg:d="M8200 24005h1500v1404" svg:viewBox="0 0 1501 1405">
          <text:p/>
        </draw:connector>
        <draw:connector draw:style-name="gr15" draw:text-style-name="P1" draw:layer="layout" svg:x1="10.356cm" svg:y1="20.572cm" svg:x2="13.8cm" svg:y2="24.1cm" draw:start-shape="id10" draw:start-glue-point="1" draw:end-shape="id13" draw:end-glue-point="0" svg:d="M10356 20572h3444v3528" svg:viewBox="0 0 3445 3529">
          <text:p/>
        </draw:connector>
        <draw:connector draw:style-name="gr15" draw:text-style-name="P1" draw:layer="layout" svg:x1="15.2cm" svg:y1="25.25cm" svg:x2="15.85cm" svg:y2="19.8cm" draw:start-shape="id13" draw:start-glue-point="1" draw:end-shape="id3" svg:d="M15200 25250h650v-5450" svg:viewBox="0 0 651 5451">
          <text:p/>
        </draw:connector>
        <draw:connector draw:style-name="gr15" draw:text-style-name="P1" draw:layer="layout" svg:x1="13.8cm" svg:y1="24.1cm" svg:x2="17.4cm" svg:y2="21cm" draw:start-shape="id13" draw:start-glue-point="0" draw:end-shape="id7" draw:end-glue-point="3" svg:d="M13800 24100v-3100h3600" svg:viewBox="0 0 3601 3101">
          <text:p/>
        </draw:connector>
        <draw:connector draw:style-name="gr5" draw:text-style-name="P1" draw:layer="layout" draw:line-skew="-0.311cm" svg:x1="8.956cm" svg:y1="21.722cm" svg:x2="17.8cm" svg:y2="25.1cm" draw:start-shape="id10" draw:start-glue-point="2" draw:end-shape="id8" draw:end-glue-point="0" svg:d="M8956 21722v1378h8844v2000" svg:viewBox="0 0 8845 3379">
          <text:p/>
        </draw:connector>
        <draw:line draw:style-name="gr5" draw:text-style-name="P1" draw:layer="layout" svg:x1="20cm" svg:y1="21cm" svg:x2="19.4cm" svg:y2="21cm">
          <text:p/>
        </draw:line>
        <draw:line draw:style-name="gr16" draw:text-style-name="P1" draw:layer="layout" svg:x1="2cm" svg:y1="27.5cm" svg:x2="1cm" svg:y2="27.5cm">
          <text:p/>
        </draw:line>
        <draw:custom-shape draw:style-name="gr2" draw:text-style-name="P2" xml:id="id14" draw:id="id14" draw:layer="layout" svg:width="3cm" svg:height="1.991cm" svg:x="2.3cm" svg:y="19.6cm">
          <text:p text:style-name="P1"><text:span text:style-name="T1">PL DDR </text:span></text:p>
          <text:p text:style-name="P1"><text:span text:style-name="T1">Memory</text:span></text:p>
          <text:p text:style-name="P1"><text:span text:style-name="T1">Control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1" draw:layer="layout" svg:x1="7.556cm" svg:y1="20.572cm" svg:x2="5.3cm" svg:y2="20.596cm" draw:start-shape="id10" draw:start-glue-point="3" draw:end-shape="id14" draw:end-glue-point="7" svg:d="M7556 20572h-1127v24h-1129" svg:viewBox="0 0 2257 25">
          <text:p/>
        </draw:connector>
        <draw:connector draw:style-name="gr15" draw:text-style-name="P1" draw:layer="layout" svg:x1="12.4cm" svg:y1="25.25cm" svg:x2="3.8cm" svg:y2="21.591cm" draw:start-shape="id13" draw:start-glue-point="3" draw:end-shape="id14" draw:end-glue-point="6" svg:d="M12400 25250h-8600v-3659" svg:viewBox="0 0 8601 36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30T13:25:45.81</meta:creation-date>
    <dc:date>2015-07-20T14:50:50.158004615</dc:date>
    <meta:editing-duration>PT14H30M26S</meta:editing-duration>
    <meta:editing-cycles>152</meta:editing-cycles>
    <meta:generator>LibreOffice/4.2.8.2$Linux_X86_64 LibreOffice_project/420m0$Build-2</meta:generator>
    <meta:document-statistic meta:object-count="52"/>
  </office:meta>
</office:document-meta>
</file>